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idi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idiGenerato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idiGenerator.initializeLookup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70">
            <text:p text:style-name="Table_20_Contents">370</text:p>
          </table:table-cell>
        </table:table-row>
        <table:table-row>
          <table:table-cell office:value-type="string">
            <text:p text:style-name="Table_20_Contents">XMidiGenerator.initializ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idiGenerator.parseMIDI( Source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XMidiGenerator.doTrack( byte [ ] dta , int len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88">
            <text:p text:style-name="Table_20_Contents">88</text:p>
          </table:table-cell>
          <table:table-cell office:value-type="float" office:value="328">
            <text:p text:style-name="Table_20_Contents">328</text:p>
          </table:table-cell>
        </table:table-row>
        <table:table-row>
          <table:table-cell office:value-type="string">
            <text:p text:style-name="Table_20_Contents">XMidi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idi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idi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idiGenerator.validateVerbosity( String verbo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idi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idiGenerator.doHexData( byte [ ] dta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